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Courier New" svg:font-family="&quot;Courier Ne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#A9D08E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7.11854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2.3308333333333cm"/>
    </style:style>
    <style:style style:name="co5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ro5" style:family="table-row">
      <style:table-row-properties style:row-height="32.2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s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&lt;Имя компьютера&gt;\&lt;Имя пользователя&gt; - Служба безопасности запущена</text:p>
          </table:table-cell>
          <table:table-cell office:value-type="float" office:value="1001" table:style-name="ce2">
            <text:p>100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3">
            <text:p>&lt;Имя компьютера&gt;\&lt;Имя пользователя&gt; - Служба безопасности остановлена</text:p>
          </table:table-cell>
          <table:table-cell office:value-type="float" office:value="1002" table:style-name="ce3">
            <text:p>1002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2">
            <text:p>Версия файла настроек: &lt;Номер версии&gt;</text:p>
          </table:table-cell>
          <table:table-cell office:value-type="float" office:value="1003" table:style-name="ce2">
            <text:p>100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Проверка прав: &lt;Функции и правила&gt; - Доступ разрешен</text:p>
          </table:table-cell>
          <table:table-cell office:value-type="float" office:value="1004" table:style-name="ce2">
            <text:p>100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Проверка прав: &lt;Функции и правила&gt; - Отказано в доступе</text:p>
          </table:table-cell>
          <table:table-cell office:value-type="float" office:value="1005" table:style-name="ce2">
            <text:p>100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Обновлена база данных разрешений</text:p>
          </table:table-cell>
          <table:table-cell office:value-type="float" office:value="1006" table:style-name="ce1">
            <text:p>10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Служба безопасности лицензирована. Лицензия постоянная.</text:p>
          </table:table-cell>
          <table:table-cell office:value-type="float" office:value="1007" table:style-name="ce2">
            <text:p>100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office:value-type="float" office:value="1011" table:style-name="ce2">
            <text:p>101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table:style-name="ce1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Изменение пользователя: &lt;Имя пользователя&gt;</text:p>
          </table:table-cell>
          <table:table-cell office:value-type="float" office:value="1013" table:style-name="ce2">
            <text:p>101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table:style-name="ce1">
            <text:p>10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table:style-name="ce1">
            <text:p>1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table:style-name="ce1">
            <text:p>1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table:style-name="ce1">
            <text:p>10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office:value-type="float" office:value="1018" table:style-name="ce2">
            <text:p>1018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table:style-name="ce1">
            <text:p>10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утентификация пользователя успешна</text:p>
          </table:table-cell>
          <table:table-cell office:value-type="float" office:value="1021" table:style-name="ce1">
            <text:p>10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table:style-name="ce1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office:value-type="float" office:value="1023" table:style-name="ce2">
            <text:p>102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Настройка прав доступа остановлена</text:p>
          </table:table-cell>
          <table:table-cell office:value-type="float" office:value="1024" table:style-name="ce2">
            <text:p>102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 - Автоматическая регистрация пользователя: &lt;Имя пользователя&gt;</text:p>
          </table:table-cell>
          <table:table-cell office:value-type="float" office:value="1025" table:style-name="ce2">
            <text:p>102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Автоматическая разрегистрация пользователя</text:p>
          </table:table-cell>
          <table:table-cell office:value-type="float" office:value="1026" table:style-name="ce2">
            <text:p>102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обавлен пользователь: &lt;Имя пользователя&gt;</text:p>
          </table:table-cell>
          <table:table-cell office:value-type="float" office:value="1027" table:style-name="ce2">
            <text:p>102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table:style-name="ce2">
            <text:p>1028</text:p>
          </table:table-cell>
          <table:table-cell office:value-type="float" office:value="1" table:style-name="ce2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table:style-name="ce1">
            <text:p>10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временной период: &lt;Временной период&gt;</text:p>
          </table:table-cell>
          <table:table-cell office:value-type="float" office:value="1030" table:style-name="ce2">
            <text:p>103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временной период: &lt;Временной период&gt;</text:p>
          </table:table-cell>
          <table:table-cell office:value-type="float" office:value="1031" table:style-name="ce2">
            <text:p>103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Изменены свойства временного периода: &lt;Временной период&gt;</text:p>
          </table:table-cell>
          <table:table-cell office:value-type="float" office:value="1032" table:style-name="ce2">
            <text:p>103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обавлена группа: &lt;Имя группы&gt;</text:p>
          </table:table-cell>
          <table:table-cell office:value-type="float" office:value="1033" table:style-name="ce2">
            <text:p>103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а группа: &lt;Имя группы&gt;</text:p>
          </table:table-cell>
          <table:table-cell office:value-type="float" office:value="1034" table:style-name="ce2">
            <text:p>103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table:style-name="ce1">
            <text:p>10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table:style-name="ce1">
            <text:p>10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table:style-name="ce1">
            <text:p>10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table:style-name="ce1">
            <text:p>1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а функция: &lt;Функция&gt;</text:p>
          </table:table-cell>
          <table:table-cell office:value-type="float" office:value="1039" table:style-name="ce1">
            <text:p>10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table:style-name="ce1">
            <text:p>10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Неизвестное имя тега &lt;Тег&gt;</text:p>
          </table:table-cell>
          <table:table-cell office:value-type="float" office:value="1041" table:style-name="ce1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Выполнен переход в гостевой режим</text:p>
          </table:table-cell>
          <table:table-cell office:value-type="float" office:value="1042" table:style-name="ce2">
            <text:p>104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table:style-name="ce1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Сервер вызвал команду о смене пользователя: &lt;Имя пользователя&gt;</text:p>
          </table:table-cell>
          <table:table-cell office:value-type="float" office:value="1044" table:style-name="ce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сохранить базу данных. Нет прав на администрирование InfinityClientSecurity</text:p>
          </table:table-cell>
          <table:table-cell office:value-type="float" office:value="1045" table:style-name="ce1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table:style-name="ce1">
            <text:p>10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table:style-name="ce1">
            <text:p>10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Не удалось загрузить базу данных по умолчанию. Нет прав на администрирование InfinityClientSecurity</text:p>
          </table:table-cell>
          <table:table-cell office:value-type="float" office:value="1048" table:style-name="ce3">
            <text:p>1048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Не удалось загрузить базу данных по умолчанию. Файл "&lt;Имя и путь файла&gt;" не найден.</text:p>
          </table:table-cell>
          <table:table-cell office:value-type="float" office:value="1049" table:style-name="ce3">
            <text:p>1049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Загрузка базы данных по умолчанию успешно завершена из файла "&lt;Имя и путь файла&gt;"</text:p>
          </table:table-cell>
          <table:table-cell office:value-type="float" office:value="1050" table:style-name="ce3">
            <text:p>1050</text:p>
          </table:table-cell>
          <table:table-cell office:value-type="float" office:value="1" table:style-name="ce3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1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table:style-name="ce1">
            <text:p>10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Выход из системы</text:p>
          </table:table-cell>
          <table:table-cell office:value-type="float" office:value="1052" table:style-name="ce2">
            <text:p>105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База данных разрешений не обновлена. Версии не совпадают.</text:p>
          </table:table-cell>
          <table:table-cell office:value-type="float" office:value="1053" table:style-name="ce1">
            <text:p>10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table:style-name="ce1">
            <text:p>10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table:style-name="ce1">
            <text:p>10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Общее время работы: &lt;Время работы пользователя&gt;</text:p>
          </table:table-cell>
          <table:table-cell office:value-type="float" office:value="1056" table:style-name="ce2">
            <text:p>105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office:value-type="float" office:value="1057" table:style-name="ce2">
            <text:p>105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table:style-name="ce1">
            <text:p>10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table:style-name="ce1">
            <text:p>10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table:style-name="ce1">
            <text:p>10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office:value-type="float" office:value="1061" table:style-name="ce4">
            <text:p>1061</text:p>
          </table:table-cell>
          <table:table-cell table:number-columns-repeated="62" table:style-name="ce4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table:style-name="ce1">
            <text:p>10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table:style-name="ce1">
            <text:p>10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table:style-name="ce1">
            <text:p>10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table:style-name="ce1">
            <text:p>10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table:style-name="ce1">
            <text:p>10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table:style-name="ce1">
            <text:p>10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table:style-name="ce1">
            <text:p>10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table:style-name="ce1">
            <text:p>10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table:style-name="ce1">
            <text:p>10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table:style-name="ce1">
            <text:p>10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table:style-name="ce1">
            <text:p>10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table:style-name="ce1">
            <text:p>10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table:style-name="ce1">
            <text:p>10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table:style-name="ce1">
            <text:p>10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table:style-name="ce1">
            <text:p>10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table:style-name="ce1">
            <text:p>10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office:value-type="float" office:value="1078" table:style-name="ce2">
            <text:p>1078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office:value-type="float" office:value="1079" table:style-name="ce2">
            <text:p>1079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table:style-name="ce1">
            <text:p>10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table:style-name="ce1">
            <text:p>10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table:style-name="ce1">
            <text:p>10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table:style-name="ce1">
            <text:p>10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table:style-name="ce1">
            <text:p>10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table:style-name="ce1">
            <text:p>10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table:style-name="ce1">
            <text:p>108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table:style-name="ce1">
            <text:p>10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table:style-name="ce1">
            <text:p>10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office:value-type="float" office:value="1089" table:style-name="ce2">
            <text:p>1089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table:style-name="ce1">
            <text:p>10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table:style-name="ce1">
            <text:p>109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table:style-name="ce1">
            <text:p>10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3" table:style-name="ce2">
            <text:p>109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4" table:style-name="ce2">
            <text:p>109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table:style-name="ce1">
            <text:p>10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table:style-name="ce1">
            <text:p>1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table:style-name="ce1">
            <text:p>10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table:style-name="ce1">
            <text:p>10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table:style-name="ce1">
            <text:p>10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table:style-name="ce5">
            <text:p>1100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table:style-name="ce5">
            <text:p>110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table:style-name="ce5">
            <text:p>1102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table:style-name="ce5">
            <text:p>1103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table:style-name="ce5">
            <text:p>1104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table:style-name="ce5">
            <text:p>110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table:style-name="ce1">
            <text:p>11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table:style-name="ce1">
            <text:p>11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table:style-name="ce1">
            <text:p>11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table:style-name="ce1">
            <text:p>1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table:style-name="ce1">
            <text:p>11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table:style-name="ce1">
            <text:p>11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table:style-name="ce1">
            <text:p>11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table:style-name="ce2">
            <text:p>111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table:style-name="ce2">
            <text:p>111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table:style-name="ce1">
            <text:p>11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table:style-name="ce1">
            <text:p>11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table:style-name="ce1">
            <text:p>11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table:style-name="ce2">
            <text:p>1118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table:style-name="ce1">
            <text:p>11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table:style-name="ce1">
            <text:p>11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Подключение к серверу безопасности установлено.</text:p>
          </table:table-cell>
          <table:table-cell office:value-type="float" office:value="1121" table:style-name="ce1">
            <text:p>11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Подключение к серверу безопасности потеряно.</text:p>
          </table:table-cell>
          <table:table-cell office:value-type="float" office:value="1122" table:style-name="ce1">
            <text:p>11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table:style-name="ce1">
            <text:p>11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table:style-name="ce1">
            <text:p>11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table:style-name="ce1">
            <text:p>11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table:style-name="ce1">
            <text:p>11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table:style-name="ce1">
            <text:p>11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table:style-name="ce1">
            <text:p>11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зменены свойства пользователя: &lt;Имя пользователя&gt;.</text:p>
          </table:table-cell>
          <table:table-cell office:value-type="float" office:value="1129" table:style-name="ce1">
            <text:p>11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зменены свойства группы: &lt;Название группы&gt;.</text:p>
          </table:table-cell>
          <table:table-cell office:value-type="float" office:value="1130" table:style-name="ce1">
            <text:p>11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порт файла "&lt;Путь и название файла&gt;" завершен.</text:p>
          </table:table-cell>
          <table:table-cell office:value-type="float" office:value="1131" table:style-name="ce1">
            <text:p>11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Не удалось импортировать файл "&lt;Путь и название файла&gt;". Файл не найден.</text:p>
          </table:table-cell>
          <table:table-cell office:value-type="float" office:value="1132" table:style-name="ce2">
            <text:p>113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Попытка загрузить базу данных по умолчанию не удалась. База не найдена.</text:p>
          </table:table-cell>
          <table:table-cell office:value-type="float" office:value="1133" table:style-name="ce2">
            <text:p>113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Загрузка базы данных по умолчанию успешно завершена.</text:p>
          </table:table-cell>
          <table:table-cell office:value-type="float" office:value="1134" table:style-name="ce2">
            <text:p>113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Не удалось импортировать файл "&lt;Путь и название файла&gt;". &lt;Ошибка&gt;</text:p>
          </table:table-cell>
          <table:table-cell office:value-type="float" office:value="1135" table:style-name="ce2">
            <text:p>113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table:style-name="ce1">
            <text:p>11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table:style-name="ce1">
            <text:p>1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table:style-name="ce1">
            <text:p>11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table:style-name="ce1">
            <text:p>11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table:style-name="ce1">
            <text:p>11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table:style-name="ce1">
            <text:p>11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table:style-name="ce1">
            <text:p>11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table:style-name="ce1">
            <text:p>11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table:style-name="ce1">
            <text:p>11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table:style-name="ce1">
            <text:p>11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table:style-name="ce1">
            <text:p>11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table:style-name="ce1">
            <text:p>11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table:style-name="ce1">
            <text:p>11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table:style-name="ce1">
            <text:p>11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Система клиентской безопасности не настроена, действия пользователей не ограничиваются</text:p>
          </table:table-cell>
          <table:table-cell office:value-type="float" office:value="1150" table:style-name="ce2">
            <text:p>115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table:style-name="ce1">
            <text:p>11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table:style-name="ce1">
            <text:p>11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литика паролей Windows изменена</text:p>
          </table:table-cell>
          <table:table-cell office:value-type="float" office:value="1153" table:style-name="ce1">
            <text:p>11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table:style-name="ce1">
            <text:p>11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не удалась: Компьютер находится в домене</text:p>
          </table:table-cell>
          <table:table-cell office:value-type="float" office:value="1155" table:style-name="ce1">
            <text:p>11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удалить пользователей. Нет прав на администрирование InfinityClientSecurity</text:p>
          </table:table-cell>
          <table:table-cell office:value-type="float" office:value="1156" table:style-name="ce1">
            <text:p>11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office:value-type="float" office:value="1157" table:style-name="ce3">
            <text:p>1157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table:style-name="ce1">
            <text:p>11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table:style-name="ce1">
            <text:p>11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База данных сохранена</text:p>
          </table:table-cell>
          <table:table-cell office:value-type="float" office:value="1160" table:style-name="ce2">
            <text:p>116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table:style-name="ce1">
            <text:p>116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table:style-name="ce1">
            <text:p>1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Аудит выключен для функции: &lt;Название функции&gt;, для группы: &lt;Имя группы&gt;</text:p>
          </table:table-cell>
          <table:table-cell office:value-type="float" office:value="1163" table:style-name="ce2">
            <text:p>116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ключен для функции: &lt;Название функции&gt;, для группы: &lt;Имя группы&gt;</text:p>
          </table:table-cell>
          <table:table-cell office:value-type="float" office:value="1164" table:style-name="ce2">
            <text:p>116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ыключен для функции: &lt;Название функции&gt;, для пользователя: &lt;Имя пользователя&gt;</text:p>
          </table:table-cell>
          <table:table-cell office:value-type="float" office:value="1165" table:style-name="ce2">
            <text:p>116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ключен для функции: &lt;Название функции&gt;, для пользователя: &lt;Имя пользователя&gt;</text:p>
          </table:table-cell>
          <table:table-cell office:value-type="float" office:value="1166" table:style-name="ce2">
            <text:p>116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number-columns-repeated="2" table:style-name="ce1"/>
          <table:table-cell office:value-type="float" office:value="48" table:formula="of:=SUM([.C1:.C162])" table:style-name="ce1">
            <text:p>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412" table:style-name="ro1">
          <table:table-cell table:number-columns-repeated="16384"/>
        </table:table-row>
      </table:table>
      <table:table table:name="VBA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7">
            <text:p>Audit(ProgramName As String, UserName As String, Action As String, EventID As Long) As Long<text:span text:style-name="T2"> – включает функцию ведения аудита действий пользователя, где: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Login() As Boolean<text:span text:style-name="T2"> – открытие окна смены текущего пользователя, требующее ввод имени и пароля пользователя;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UserRights(PermissionTag As String, Condition) As Boolean<text:span text:style-name="T2"> – проверка прав текущего пользователя на указанное условие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RightsChange(const Tag: WideString; Access: WordBool): WordBool<text:span text:style-name="T2"> – смена прав доступа к функции.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CheckUser(UserName As String, UserPassword As String) As Boolean<text:span text:style-name="T2"> – проверка правильности ввода учетной записи пользователя ОС и пароля, где: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ConnectionsCount() As Long<text:span text:style-name="T2"> – передает число активных клиентских подключений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GetNetConnections(ConnectionCount As Long, ConnectionsList)<text:span text:style-name="T2"> – возвращает список сетевых подключений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GetUserName() As String<text:span text:style-name="T2"> 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UserList(UserCount As Long, UserList)<text:span text:style-name="T2"> ‒ возвращает количество и имена всех пользователей (в том числе заблокированных)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BlockedUserList(out UserCount: Long; out UserList: OleVariant)<text:span text:style-name="T2"> – проверка списка всех блокированных пользователей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GroupList(GroupCount As Long, GroupList)<text:span text:style-name="T2"> ‒ возвращает количество и имена всех групп в<text:s/></text:span><text:span text:style-name="T3">InfinityClientSecurity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GroupUsers(GroupName As String, UserCount As Long, UserList)<text:span text:style-name="T2"> ‒ возвращает количество и имена пользователей в отдельной группе,</text:span>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GetGroupUsersEx(GroupName As String, UserCount As Long, UserList, BlockedUserCount As Long, BlockedUserList)<text:span text:style-name="T2"> ‒ возвращает количество и имена активных пользователей в отдельной группе, а также количество и имена заблокированных пользователей группы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UserRightList(UserName As String, RightCount As Long, RightList)<text:span text:style-name="T2"> ‒ возвращает количество и названия разрешенных функций для пользователя, в том числе разрешенных функций, унаследованных от групп</text:span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GetUserRightsEx(UserName As String, PermissionTag As String, Condition) As Boolean<text:span text:style-name="T2"> ‒ возвращает информацию о доступе пользователя к указанной функции<text:s/></text:span><text:span text:style-name="T3">InfinityClientSecurity</text:span>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GetClientConnections(out ClientCount: Long; out ClientLoginList: OleVariant)<text:span text:style-name="T2"> ‒ возвращает информацию о клиентах, подключенных к серверу безопасности (для основного сервера и резервного сервера в основном режиме). Возвращаемое значение представляет собой IP-адрес и имя текущего пользователя.</text:span>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AddUser(UserName As String, UserDomain As String) As Boolean<text:span text:style-name="T2"> ‒ добавляет пользователя в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AddUserGroup(UserName As String, GroupName As String) As Boolean<text:span text:style-name="T2"> ‒ добавляет пользователя в группу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DeleteUser(UserName As String) As Boolean<text:span text:style-name="T2"> ‒ удаляет пользователя из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DeleteUserGroup(UserName As String, GroupName As String) As Boolean<text:span text:style-name="T2"> ‒ удаляет пользователя из группы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DeleteAllUsers<text:span text:style-name="T2"><text:s/></text:span>(Boolean) <text:span text:style-name="T2">– удаляет всех настроенных пользователей и выполняет переход в гостевой режим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veConfig()<text:span text:style-name="T2"> ‒ используется для применения и сохранения изменений, внесенных в конфигурацию программы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UserLogonEx(UserName As String, UserPassword As String) As Integer<text:span text:style-name="T2"> ‒ используется для смены текущего пользователя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8">
            <text:p>LoginTime()<text:span text:style-name="T2"> – передает дату и время авторизации пользователя в системе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">
            <text:p>Role() As Long<text:span text:style-name="T2"> – передает роль установленного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UserLogoff()<text:span text:style-name="T2"> – переход в гостевой режим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BlockUser(UserName As String, Block As Boolean) As Boolean<text:span text:style-name="T2"> – используется для назначения полного запрета пользователю доступа к системе безопасности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UserLogon(UserName As String, UserPassword As String) As Boolean<text:span text:style-name="T2"> – вход в систему клиентской безопасности под указанным пользователем и паролем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PolicySettings(out MinLowerChars, MinUpperChars, MinDigits, MinSpecialSymbols, MinLength: Integer)<text:span text:style-name="T2"> – используется для запроса установленных параметров политики паролей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PolicySettings(MinLowerChars, MinUpperChars, MinDigits, MinSpecialSymbols, MinLength: Integer)<text:span text:style-name="T2"> ‒ используется для установки параметров политики паролей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SessionTime(out OutHour, OutMin, OutSec: Integer)<text:span text:style-name="T2"> – используется для запроса оставшихся часов, минут, секунд сеанса текущего пользователя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BlockTime(const UserName: WideString; out OutHour, OutMin, OutSec: Integer)<text:span text:style-name="T2"> – используется для запроса оставшихся часов, минут, секунд времени блокировки пользователя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InactiveTime(out OutHour, OutMin, OutSec: Integer)<text:span text:style-name="T2"> – функция предназначена для запроса оставшихся часов, минут, секунд неактивности текущего пользователя до перехода в гостевой режим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PolicyWindows(PasswordHistory As Long, MaxDayAge As Long, MinDayAge As Long, Complexity As Boolean, Encrypt As Boolean)<text:span text:style-name="T2"><text:s/>‒ используется для установки параметров политики паролей в ОС<text:s/></text:span><text:span text:style-name="T4">Windows</text:span><text:span text:style-name="T2">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PolicyWindows(PasswordHistory As Long, MaxDayAge As Long, MinDayAge As Long, Complexity As Boolean, Encrypt As Boolean)<text:span text:style-name="T2"> – используется для запроса установленных параметров политики паролей в ОС<text:s/></text:span><text:span text:style-name="T4">Windows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">
            <text:p>SetOriginalDB: As Boolean<text:span text:style-name="T2"> ‒ используется для возврата текущей конфигурации к первоначальной, которая устанавливается по умолчанию при первой установке<text:s/></text:span><text:span text:style-name="T3">InfinityClientSecurity</text:span><text:span text:style-name="T2">.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8" table:formula="of:=SUM([.B1:.B36])" table:style-name="ce1">
            <text:p>8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Courier New" svg:font-family="&quot;Courier New&quot;"/>
    <style:font-face style:name="Verdana" svg:font-family="Verdan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Оля</dc:creator>
    <dc:date>2021-04-14T14:08:42Z</dc:date>
    <meta:editing-cycles>24</meta:editing-cycles>
    <meta:editing-duration>PT41808S</meta:editing-duration>
  </office:meta>
</office:document-meta>
</file>